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morant" svg:font-family="Cormorant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1" svg:font-family="Cormorant" style:font-pitch="variable"/>
    <style:font-face style:name="Cormorant Garamond SemiBold" svg:font-family="'Cormorant Garamond SemiBold'" style:font-pitch="variable"/>
    <style:font-face style:name="Cormorant Medium" svg:font-family="'Cormorant Medium'" style:font-pitch="variable"/>
    <style:font-face style:name="EB Garamond" svg:font-family="'EB Garamo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425in" fo:margin-left="0in" table:align="left"/>
    </style:style>
    <style:style style:name="Table1.A" style:family="table-column">
      <style:table-column-properties style:column-width="0.2486in"/>
    </style:style>
    <style:style style:name="Table1.B" style:family="table-column">
      <style:table-column-properties style:column-width="0.6278in"/>
    </style:style>
    <style:style style:name="Table1.C" style:family="table-column">
      <style:table-column-properties style:column-width="1.548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0pt" fo:letter-spacing="normal" fo:font-style="normal" fo:font-weight="normal" officeooo:rsid="00693ab1" officeooo:paragraph-rsid="006a985d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italic" fo:font-weight="normal" officeooo:rsid="00693ab1" officeooo:paragraph-rsid="006a985d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normal" fo:font-weight="normal" officeooo:rsid="006b2853" officeooo:paragraph-rsid="006b2853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in" loext:contextual-spacing="false" fo:line-height="115%" fo:text-align="start" style:justify-single-word="false" fo:orphans="2" fo:widows="2" fo:text-indent="0in" style:auto-text-indent="false" fo:padding="0in" fo:border="none"/>
      <style:text-properties fo:text-transform="capitalize" fo:color="#000000" style:font-name="Cormorant Medium" fo:font-size="14pt" fo:letter-spacing="normal" fo:font-style="italic" fo:font-weight="normal" officeooo:rsid="00658ad8" officeooo:paragraph-rsid="006a985d" style:font-size-asian="9.30000019073486pt" style:font-style-asian="italic" style:font-weight-asian="normal" style:font-size-complex="9.30000019073486pt" style:font-style-complex="italic" style:font-weight-complex="normal"/>
    </style:style>
    <style:style style:name="P5" style:family="paragraph" style:parent-style-name="Preformatted_20_Text">
      <style:paragraph-properties fo:margin-left="0in" fo:margin-right="0in" fo:margin-top="0in" fo:margin-bottom="0.1in" loext:contextual-spacing="false" fo:line-height="115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italic" fo:font-weight="normal" officeooo:rsid="00693ab1" officeooo:paragraph-rsid="006a985d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Preformatted_20_Text">
      <style:paragraph-properties fo:margin-left="0in" fo:margin-right="0in" fo:margin-top="0in" fo:margin-bottom="0.1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normal" fo:font-weight="normal" officeooo:rsid="006b2853" officeooo:paragraph-rsid="006b285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margin-left="0in" fo:margin-right="0in" fo:margin-top="0in" fo:margin-bottom="0.0402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normal" fo:font-weight="normal" officeooo:rsid="00693ab1" officeooo:paragraph-rsid="006a985d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Preformatted_20_Text">
      <style:paragraph-properties fo:margin-left="0in" fo:margin-right="0in" fo:margin-top="0in" fo:margin-bottom="0.0402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2pt" fo:letter-spacing="normal" fo:font-style="normal" fo:font-weight="normal" officeooo:rsid="006b2853" officeooo:paragraph-rsid="006b285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text-properties style:font-name="Cormorant1"/>
    </style:style>
    <style:style style:name="P10" style:family="paragraph" style:parent-style-name="Table_20_Contents">
      <style:text-properties style:font-name="Cormorant1" fo:font-style="italic" style:font-style-asian="italic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Cormorant1" fo:font-style="italic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Cormorant1" fo:font-style="italic" officeooo:paragraph-rsid="0037170e" style:font-style-asian="italic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Cormorant1" fo:font-style="italic" officeooo:paragraph-rsid="003f534f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Cormorant1" fo:font-style="italic" officeooo:paragraph-rsid="005093bb" style:font-style-asian="italic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Cormorant1" fo:font-style="italic" officeooo:rsid="0032453d" officeooo:paragraph-rsid="0032453d" style:font-style-asian="italic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Cormorant1" fo:font-style="italic" officeooo:rsid="0039e343" officeooo:paragraph-rsid="0039e343" style:font-style-asian="italic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Cormorant1" fo:font-size="16pt" fo:font-weight="bold" style:font-size-asian="16pt" style:font-size-complex="16pt"/>
    </style:style>
    <style:style style:name="P18" style:family="paragraph" style:parent-style-name="Table_20_Contents">
      <style:text-properties style:font-name="Cormorant1" fo:font-size="8.60000038146973pt" fo:font-style="italic" style:font-size-asian="8.60000038146973pt" style:font-style-asian="italic" style:font-size-complex="8.60000038146973pt" style:font-style-complex="italic"/>
    </style:style>
    <style:style style:name="P19" style:family="paragraph" style:parent-style-name="Table_20_Contents">
      <style:text-properties style:font-name="Cormorant1" fo:font-size="8.60000038146973pt" fo:font-style="italic" officeooo:paragraph-rsid="003de35f" style:font-size-asian="8.60000038146973pt" style:font-style-asian="italic" style:font-size-complex="8.60000038146973pt" style:font-style-complex="italic"/>
    </style:style>
    <style:style style:name="P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officeooo:rsid="0069aa09" officeooo:paragraph-rsid="006a985d" style:font-name-asian="Noto Sans Mono CJK SC" style:font-size-asian="12pt" style:font-name-complex="Liberation Mono" style:font-size-complex="12pt"/>
    </style:style>
    <style:style style:name="P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officeooo:rsid="006a985d" officeooo:paragraph-rsid="006a985d" style:font-name-asian="Noto Sans Mono CJK SC" style:font-size-asian="12pt" style:font-name-complex="Liberation Mono" style:font-size-complex="12pt"/>
    </style:style>
    <style:style style:name="P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officeooo:rsid="006c4611" officeooo:paragraph-rsid="006c4611" style:font-name-asian="Noto Sans Mono CJK SC" style:font-size-asian="12pt" style:font-name-complex="Liberation Mono" style:font-size-complex="12pt"/>
    </style:style>
    <style:style style:name="P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fo:font-style="italic" officeooo:rsid="0069aa09" officeooo:paragraph-rsid="006a985d" style:font-name-asian="Noto Sans Mono CJK SC" style:font-size-asian="12pt" style:font-style-asian="italic" style:font-name-complex="Liberation Mono" style:font-size-complex="12pt" style:font-style-complex="italic"/>
    </style:style>
    <style:style style:name="P2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fo:font-style="normal" officeooo:rsid="0069aa09" officeooo:paragraph-rsid="006a985d" style:font-name-asian="Noto Sans Mono CJK SC" style:font-size-asian="12pt" style:font-style-asian="normal" style:font-name-complex="Liberation Mono" style:font-size-complex="12pt" style:font-style-complex="normal"/>
    </style:style>
    <style:style style:name="P2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ormorant" fo:font-size="12pt" fo:font-style="normal" officeooo:rsid="006c4611" officeooo:paragraph-rsid="006c4611" style:font-name-asian="Noto Sans Mono CJK SC" style:font-size-asian="12pt" style:font-style-asian="normal" style:font-name-complex="Liberation Mono" style:font-size-complex="12pt" style:font-style-complex="normal"/>
    </style:style>
    <style:style style:name="P26" style:family="paragraph" style:parent-style-name="Table_20_Contents">
      <style:paragraph-properties fo:margin-top="0in" fo:margin-bottom="0.0402in" loext:contextual-spacing="false" fo:text-align="start" style:justify-single-word="false"/>
      <style:text-properties style:font-name="Cormorant" fo:font-size="12pt" fo:font-style="normal" officeooo:rsid="006c4611" officeooo:paragraph-rsid="006c4611" style:font-name-asian="Noto Sans Mono CJK SC" style:font-size-asian="12pt" style:font-style-asian="normal" style:font-name-complex="Liberation Mono" style:font-size-complex="12pt" style:font-style-complex="normal"/>
    </style:style>
    <style:style style:name="P27" style:family="paragraph" style:parent-style-name="Preformatted_20_Text">
      <style:paragraph-properties fo:margin-left="0in" fo:margin-right="0in" fo:margin-top="0.0402in" fo:margin-bottom="0in" loext:contextual-spacing="false" fo:line-height="115%" fo:orphans="2" fo:widows="2" fo:text-indent="0in" style:auto-text-indent="false"/>
      <style:text-properties style:font-name="Cormorant" fo:font-size="11pt" officeooo:paragraph-rsid="005f5259" style:font-size-asian="11pt" style:font-size-complex="11pt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1pt" fo:letter-spacing="normal" fo:font-style="normal" fo:font-weight="normal" style:font-size-asian="11pt" style:font-size-complex="11pt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1pt" fo:letter-spacing="normal" fo:font-style="normal" fo:font-weight="normal" officeooo:paragraph-rsid="002f7355" style:font-size-asian="11pt" style:font-size-complex="11pt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1pt" fo:letter-spacing="normal" fo:font-style="normal" fo:font-weight="normal" officeooo:paragraph-rsid="005f5259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Cormorant1" fo:font-style="italic" officeooo:rsid="00360ff6" style:font-style-asian="italic" style:font-style-complex="italic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Cormorant Garamond SemiBold" fo:font-size="15pt" fo:letter-spacing="normal" fo:font-style="normal" fo:font-weight="normal" officeooo:rsid="00605eb5" officeooo:paragraph-rsid="00620aee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2" fo:widows="2" fo:text-indent="0in" style:auto-text-indent="false" fo:padding="0in" fo:border="none"/>
      <style:text-properties fo:text-transform="capitalize" fo:color="#000000" style:font-name="Cormorant Medium" fo:font-size="14pt" fo:letter-spacing="normal" fo:font-style="italic" fo:font-weight="normal" officeooo:paragraph-rsid="002f7355"/>
    </style:style>
    <style:style style:name="P34" style:family="paragraph" style:parent-style-name="Standard">
      <style:paragraph-properties fo:margin-left="0in" fo:margin-right="0in" fo:margin-top="0in" fo:margin-bottom="0.1in" loext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4pt" fo:letter-spacing="normal" fo:font-style="normal" fo:font-weight="bold" officeooo:rsid="00693ab1" officeooo:paragraph-rsid="006a985d" style:font-size-asian="9.30000019073486pt" style:font-style-asian="normal" style:font-weight-asian="bold" style:font-size-complex="9.30000019073486pt" style:font-style-complex="normal" style:font-weight-complex="bold"/>
    </style:style>
    <style:style style:name="P35" style:family="paragraph" style:parent-style-name="Standard">
      <style:paragraph-properties fo:margin-left="0in" fo:margin-right="0in" fo:margin-top="0in" fo:margin-bottom="0.1in" loext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4pt" fo:letter-spacing="normal" fo:font-style="italic" fo:font-weight="bold" officeooo:rsid="00693ab1" officeooo:paragraph-rsid="0074d591" style:font-size-asian="9.30000019073486pt" style:font-style-asian="italic" style:font-weight-asian="bold" style:font-size-complex="9.30000019073486pt" style:font-style-complex="italic" style:font-weight-complex="bold"/>
    </style:style>
    <style:style style:name="P36" style:family="paragraph" style:parent-style-name="Standard">
      <style:paragraph-properties fo:margin-left="0in" fo:margin-right="0in" fo:margin-top="0in" fo:margin-bottom="0.1in" loext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Cormorant" fo:font-size="10pt" fo:letter-spacing="normal" fo:font-style="italic" fo:font-weight="bold" officeooo:rsid="00693ab1" officeooo:paragraph-rsid="0074d591" style:font-size-asian="8.75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loext:padding="0in" loext:border="none"/>
    </style:style>
    <style:style style:name="T3" style:family="text">
      <style:text-properties fo:font-weight="bold" officeooo:rsid="0039127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loext:padding="0in" loext:border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75f108" loext:padding="0in" loext:border="none"/>
    </style:style>
    <style:style style:name="T9" style:family="text">
      <style:text-properties fo:font-size="10pt" loext:padding="0in" loext:border="none"/>
    </style:style>
    <style:style style:name="T10" style:family="text">
      <style:text-properties fo:font-variant="normal" fo:text-transform="none" fo:color="#000000" fo:font-size="10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000000" fo:letter-spacing="normal" fo:font-style="normal" fo:font-weight="bold" loext:padding="0in" loext:border="none"/>
    </style:style>
    <style:style style:name="T14" style:family="text">
      <style:text-properties fo:font-variant="normal" fo:text-transform="none" fo:color="#000000" fo:letter-spacing="normal" fo:font-style="italic" fo:font-weight="normal" loext:padding="0in" loext:border="non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2f7355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 officeooo:rsid="0058ebb9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 officeooo:rsid="002f7355"/>
    </style:style>
    <style:style style:name="T19" style:family="text">
      <style:text-properties officeooo:rsid="0032453d"/>
    </style:style>
    <style:style style:name="T20" style:family="text">
      <style:text-properties officeooo:rsid="0037170e"/>
    </style:style>
    <style:style style:name="T21" style:family="text">
      <style:text-properties style:font-name="EB Garamond"/>
    </style:style>
    <style:style style:name="T22" style:family="text">
      <style:text-properties style:font-name="EB Garamond" officeooo:rsid="0037170e"/>
    </style:style>
    <style:style style:name="T23" style:family="text">
      <style:text-properties style:font-name="EB Garamond" fo:font-style="normal" style:font-style-asian="normal" style:font-style-complex="normal"/>
    </style:style>
    <style:style style:name="T24" style:family="text">
      <style:text-properties style:font-name="EB Garamond" fo:font-style="normal" officeooo:rsid="0037170e" style:font-style-asian="normal" style:font-style-complex="normal"/>
    </style:style>
    <style:style style:name="T25" style:family="text">
      <style:text-properties style:font-name="EB Garamond" fo:font-weight="normal" style:font-weight-asian="normal" style:font-weight-complex="normal"/>
    </style:style>
    <style:style style:name="T26" style:family="text">
      <style:text-properties officeooo:rsid="003774e5"/>
    </style:style>
    <style:style style:name="T27" style:family="text">
      <style:text-properties officeooo:rsid="00391278"/>
    </style:style>
    <style:style style:name="T28" style:family="text">
      <style:text-properties officeooo:rsid="0039e343"/>
    </style:style>
    <style:style style:name="T29" style:family="text">
      <style:text-properties officeooo:rsid="003f534f"/>
    </style:style>
    <style:style style:name="T30" style:family="text">
      <style:text-properties officeooo:rsid="004172ef"/>
    </style:style>
    <style:style style:name="T31" style:family="text">
      <style:text-properties officeooo:rsid="00489a13"/>
    </style:style>
    <style:style style:name="T32" style:family="text">
      <style:text-properties officeooo:rsid="004b2c6c"/>
    </style:style>
    <style:style style:name="T33" style:family="text">
      <style:text-properties officeooo:rsid="00525fc1"/>
    </style:style>
    <style:style style:name="T34" style:family="text">
      <style:text-properties officeooo:rsid="00534fe2"/>
    </style:style>
    <style:style style:name="T35" style:family="text">
      <style:text-properties style:font-size-asian="9.30000019073486pt" style:font-style-asian="italic" style:font-weight-asian="normal" style:font-size-complex="9.30000019073486pt" style:font-style-complex="italic" style:font-weight-complex="normal"/>
    </style:style>
    <style:style style:name="T36" style:family="text">
      <style:text-properties officeooo:rsid="00237f75" style:font-size-asian="9.30000019073486pt" style:font-style-asian="italic" style:font-weight-asian="normal" style:font-size-complex="9.30000019073486pt" style:font-style-complex="italic" style:font-weight-complex="normal"/>
    </style:style>
    <style:style style:name="T37" style:family="text">
      <style:text-properties style:font-size-asian="9.30000019073486pt" style:font-style-asian="italic" style:font-size-complex="9.30000019073486pt" style:font-style-complex="italic"/>
    </style:style>
    <style:style style:name="T38" style:family="text">
      <style:text-properties style:font-size-asian="9.30000019073486pt" style:font-size-complex="9.30000019073486pt"/>
    </style:style>
    <style:style style:name="T39" style:family="text">
      <style:text-properties officeooo:rsid="006a985d"/>
    </style:style>
    <style:style style:name="T40" style:family="text">
      <style:text-properties officeooo:rsid="006c0884"/>
    </style:style>
    <style:style style:name="T41" style:family="text">
      <style:text-properties officeooo:rsid="006c4611"/>
    </style:style>
    <style:style style:name="T42" style:family="text">
      <style:text-properties loext:padding="0in" loext:border="none"/>
    </style:style>
    <style:style style:name="T43" style:family="text">
      <style:text-properties officeooo:rsid="0075f1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2">#1</text:span><text:span text:style-name="T11"> </text:span><text:span text:style-name="T13">и</text:span><text:span text:style-name="T11">. </text:span><text:span text:style-name="T14">conj.</text:span><text:span text:style-name="T11"> — and, though.</text:span></text:p>
      <text:p text:style-name="P28"><text:span text:style-name="T42">#2</text:span> <text:span text:style-name="T2">на</text:span>. <text:span text:style-name="T6">prep.</text:span> — on, it, at, to.</text:p>
      <text:p text:style-name="P28"><text:span text:style-name="T42">#3</text:span> <text:span text:style-name="T2">я</text:span>. <text:span text:style-name="T6">pron.</text:span> — I.</text:p>
      <text:p text:style-name="P28"><text:span text:style-name="T42">#4</text:span> <text:span text:style-name="T2">что</text:span>. <text:span text:style-name="T43">c</text:span><text:span text:style-name="T6">onj., </text:span><text:span text:style-name="T8">prep.</text:span> <text:s/>— what, that, why.</text:p>
      <text:p text:style-name="P28"><text:span text:style-name="T42">#5</text:span> <text:span text:style-name="T2">тот</text:span>. <text:span text:style-name="T6">adj., pron.</text:span> — that.</text:p>
      <text:p text:style-name="P28"><text:span text:style-name="T42">#6</text:span> <text:span text:style-name="T2">с</text:span>. <text:span text:style-name="T6">prep.</text:span> — with, and, from, of.</text:p>
      <text:p text:style-name="P28"><text:span text:style-name="T42">#7</text:span> <text:span text:style-name="T2">а</text:span>. <text:span text:style-name="T6">conj.</text:span> — while, and, but.</text:p>
      <text:p text:style-name="P28"><text:span text:style-name="T42">#8</text:span> <text:span text:style-name="T2">весь</text:span>. <text:span text:style-name="T6">pron., n.</text:span> — all, everything.</text:p>
      <text:p text:style-name="P28"><text:span text:style-name="T42">#9</text:span> <text:span text:style-name="T2">это</text:span>. <text:span text:style-name="T6">pron.</text:span> — that, this, it.</text:p>
      <text:p text:style-name="P28"><text:span text:style-name="T42">#10</text:span> <text:span text:style-name="T2">как</text:span>. <text:span text:style-name="T6">adv., conj.</text:span> — how, what, as, like.</text:p>
      <text:p text:style-name="P28"><text:span text:style-name="T42">#11</text:span> <text:span text:style-name="T2">она</text:span>. <text:span text:style-name="T6">pron.</text:span> — she.</text:p>
      <text:p text:style-name="P28"><text:span text:style-name="T42">#12</text:span> <text:span text:style-name="T2">по</text:span>. <text:span text:style-name="T6">prep.</text:span> — on, along, by.</text:p>
      <text:p text:style-name="P28"><text:span text:style-name="T42">#13</text:span> <text:span text:style-name="T2">но</text:span>. <text:span text:style-name="T6">conj., n.</text:span> — but.</text:p>
      <text:p text:style-name="P28"><text:span text:style-name="T42">#14</text:span> <text:span text:style-name="T2">они</text:span>. <text:span text:style-name="T6">pron.</text:span> — they.</text:p>
      <text:p text:style-name="P28"><text:span text:style-name="T42">#15</text:span> <text:span text:style-name="T2">к</text:span>. <text:span text:style-name="T6">prep.</text:span> — to, for, by.</text:p>
      <text:p text:style-name="P28"><text:span text:style-name="T42">#16</text:span> <text:span text:style-name="T2">быть</text:span>. <text:span text:style-name="T6">vb.</text:span> — to be.</text:p>
      <text:p text:style-name="P28"><text:span text:style-name="T42">#17</text:span> <text:span text:style-name="T2">ты</text:span>. <text:span text:style-name="T6">pron.</text:span> — you, thou.</text:p>
      <text:p text:style-name="P28"><text:span text:style-name="T42">#18</text:span> <text:span text:style-name="T2">из</text:span>. <text:span text:style-name="T6">prep.</text:span> — from, of, in.</text:p>
      <text:p text:style-name="P28"><text:span text:style-name="T42">#19</text:span> <text:span text:style-name="T2">мы</text:span>. <text:span text:style-name="T6">pron.</text:span> — we.</text:p>
      <text:p text:style-name="P28"><text:span text:style-name="T42">#20</text:span> <text:span text:style-name="T2">за</text:span>. <text:span text:style-name="T6">prep.</text:span> — behind, over, at, after.</text:p>
      <text:p text:style-name="P28"><text:span text:style-name="T42">#21</text:span> <text:span text:style-name="T2">вы</text:span>. <text:span text:style-name="T6">pron.</text:span> — you.</text:p>
      <text:p text:style-name="P28"><text:span text:style-name="T42">#22</text:span> <text:span text:style-name="T2">так</text:span>. <text:span text:style-name="T6">adv.</text:span> — so, thus, then.</text:p>
      <text:p text:style-name="P28"><text:span text:style-name="T42">#23</text:span> <text:span text:style-name="T2">же</text:span>. <text:span text:style-name="T6">conj, particle.</text:span> — and, as for, but, same.</text:p>
      <text:p text:style-name="P28"><text:span text:style-name="T42">#24</text:span> <text:span text:style-name="T2">от</text:span>. <text:span text:style-name="T6">prep.</text:span> — from, of, for.</text:p>
      <text:p text:style-name="P28"><text:span text:style-name="T42">#25</text:span> <text:span text:style-name="T2">сказать</text:span>. <text:span text:style-name="T6">vb.</text:span> — to say, to speak.</text:p>
      <text:p text:style-name="P28"><text:span text:style-name="T42">#26</text:span> <text:span text:style-name="T2">этот</text:span>. <text:span text:style-name="T6">pron.</text:span> — this.</text:p>
      <text:p text:style-name="P28"><text:span text:style-name="T42">#27</text:span> <text:span text:style-name="T2">мочь</text:span>. <text:span text:style-name="T6">vb.</text:span> — be able.</text:p>
      <text:p text:style-name="P28"><text:span text:style-name="T42">#28</text:span> <text:span text:style-name="T2">человек</text:span>. <text:span text:style-name="T6">n.</text:span> — man, person.</text:p>
      <text:p text:style-name="P29"><text:span text:style-name="T42">#29</text:span> <text:span text:style-name="T2">не</text:span>. <text:span text:style-name="T6">particle.</text:span> — not.</text:p>
      <text:p text:style-name="P28"><text:span text:style-name="T42">#30</text:span> <text:span text:style-name="T2">он</text:span>. <text:span text:style-name="T6">pron.</text:span> — he.</text:p>
      <text:p text:style-name="P28"><text:span text:style-name="T42">#31</text:span> <text:span text:style-name="T2">ещё</text:span>. <text:span text:style-name="T6">adv.</text:span> — still, yet.</text:p>
      <text:p text:style-name="P28"><text:span text:style-name="T42">#32</text:span> <text:span text:style-name="T2">бы</text:span>. <text:span text:style-name="T6">particle.</text:span> — would.</text:p>
      <text:p text:style-name="P28"><text:span text:style-name="T42">#33</text:span> <text:span text:style-name="T2">такой</text:span>. <text:span text:style-name="T6">pron.</text:span> — such, so, some.</text:p>
      <text:p text:style-name="P28"><text:span text:style-name="T42">#34</text:span> <text:span text:style-name="T2">только</text:span>. <text:span text:style-name="T6">adv., conj.</text:span> — only, merely, but.</text:p>
      <text:p text:style-name="P28"><text:span text:style-name="T42">#35</text:span> <text:span text:style-name="T2">себя</text:span>. <text:span text:style-name="T6">pron., particle.</text:span> — myself, himself, herself.</text:p>
      <text:p text:style-name="P28"><text:span text:style-name="T42">#36</text:span> <text:span text:style-name="T2">своё</text:span>. <text:span text:style-name="T6">pron., n.</text:span> — one’s own, my, our.</text:p>
      <text:p text:style-name="P28"><text:span text:style-name="T42">#37</text:span> <text:span text:style-name="T2">какой</text:span>. <text:span text:style-name="T6">pron.</text:span> — what, which, how.</text:p>
      <text:p text:style-name="P28"><text:span text:style-name="T42">#38</text:span> <text:span text:style-name="T2">когда</text:span>. <text:span text:style-name="T6">adv., conj.</text:span> — when, while, as.</text:p>
      <text:p text:style-name="P28"><text:span text:style-name="T42">#39</text:span> <text:span text:style-name="T2">уже</text:span>. <text:span text:style-name="T6">adv.</text:span> — already, by now.</text:p>
      <text:p text:style-name="P28"><text:span text:style-name="T42">#40</text:span> <text:span text:style-name="T2">для</text:span>. <text:span text:style-name="T6">prep.</text:span> — for, to.</text:p>
      <text:p text:style-name="P28"><text:span text:style-name="T42">#41</text:span> <text:span text:style-name="T2">кто</text:span>. <text:span text:style-name="T6">pron.</text:span> — who, that, some.</text:p>
      <text:p text:style-name="P28"><text:span text:style-name="T42">#42</text:span> <text:span text:style-name="T2">да</text:span>. <text:span text:style-name="T6">conj., particle.</text:span> — yes, but.</text:p>
      <text:p text:style-name="P28"><text:span text:style-name="T42">#43</text:span> <text:span text:style-name="T2">говорить</text:span>. <text:span text:style-name="T6">vb.</text:span> — to say, to tell, to speak.</text:p>
      <text:p text:style-name="P28"><text:span text:style-name="T42">#44</text:span> <text:span text:style-name="T2">год</text:span>. <text:span text:style-name="T6">n.</text:span> — year.</text:p>
      <text:p text:style-name="P28"><text:span text:style-name="T42">#45</text:span> <text:span text:style-name="T2">знать</text:span>. <text:span text:style-name="T6">vb.</text:span> — to know, be aware.</text:p>
      <text:p text:style-name="P28"><text:span text:style-name="T42">#46</text:span> <text:span text:style-name="T2">мой</text:span>. <text:span text:style-name="T6">pron.</text:span> — my, mine.</text:p>
      <text:p text:style-name="P28"><text:span text:style-name="T42">#47</text:span> <text:span text:style-name="T2">один</text:span>. <text:span text:style-name="T6">cardinal number, pron.</text:span> — one, some, alone.</text:p>
      <text:p text:style-name="P28"><text:span text:style-name="T42">#48</text:span> <text:span text:style-name="T2">в</text:span>. <text:span text:style-name="T6">prep.</text:span> — in, at.</text:p>
      <text:p text:style-name="P28"><text:span text:style-name="T42">#49</text:span> <text:span text:style-name="T2">который</text:span>. <text:span text:style-name="T6">pron.</text:span> — which, who, that.</text:p>
      <text:p text:style-name="P28"><text:span text:style-name="T42">#50</text:span> <text:span text:style-name="T2">до</text:span>. <text:span text:style-name="T6">prep.</text:span> — to, up to, about.</text:p>
      <text:p text:style-name="P28"><text:span text:style-name="T42">#51</text:span> <text:span text:style-name="T2">или</text:span>. <text:span text:style-name="T6">conj.</text:span> — or.</text:p>
      <text:p text:style-name="P28"><text:span text:style-name="T42">#52</text:span> <text:span text:style-name="T2">если</text:span>. <text:span text:style-name="T6">conj.</text:span> — if.</text:p>
      <text:p text:style-name="P28"><text:span text:style-name="T42">#53</text:span> <text:span text:style-name="T2">о</text:span>. <text:span text:style-name="T6">prep.</text:span> — of, about, against.</text:p>
      <text:p text:style-name="P28"><text:span text:style-name="T42">#54</text:span> <text:span text:style-name="T2">у</text:span>. <text:span text:style-name="T6">prep.</text:span> — by, with, of.</text:p>
      <text:p text:style-name="P28"><text:span text:style-name="T42">#55</text:span> <text:span text:style-name="T2">нет</text:span>. <text:span text:style-name="T6">negation</text:span> — no, not, but.</text:p>
      <text:p text:style-name="P28"><text:span text:style-name="T42">#56</text:span> <text:span text:style-name="T2">время</text:span>. <text:span text:style-name="T6">n.</text:span> — time, season.</text:p>
      <text:p text:style-name="P28"><text:span text:style-name="T42">#57</text:span> <text:span text:style-name="T2">рука</text:span>. <text:span text:style-name="T6">n.</text:span> — hand, arm.</text:p>
      <text:p text:style-name="P28"><text:span text:style-name="T42">#58</text:span> <text:span text:style-name="T2">стать</text:span>. <text:span text:style-name="T6">vb.</text:span> — to become, begin, come.</text:p>
      <text:p text:style-name="P28"><text:span text:style-name="T42">#59</text:span> <text:span text:style-name="T2">большой</text:span>. <text:span text:style-name="T6">adj.</text:span> — big, large, important.</text:p>
      <text:p text:style-name="P28"><text:span text:style-name="T42">#60</text:span> <text:span text:style-name="T2">ни</text:span>. <text:span text:style-name="T6">conj, particle.</text:span> — not a, not, neither… nor.</text:p>
      <text:p text:style-name="P28"><text:span text:style-name="T42">#61</text:span> <text:span text:style-name="T2">другой</text:span>. <text:span text:style-name="T6">pron.</text:span> — other, another, different.</text:p>
      <text:p text:style-name="P28"><text:span text:style-name="T42">#62</text:span> <text:span text:style-name="T2">наш</text:span>. <text:span text:style-name="T6">pron.</text:span> — our, ours.</text:p>
      <text:p text:style-name="P28"><text:span text:style-name="T42">#63</text:span> <text:span text:style-name="T2">свой</text:span>. <text:span text:style-name="T6">pron.</text:span> — my, our, your.</text:p>
      <text:p text:style-name="P28"><text:span text:style-name="T42">#64</text:span> <text:span text:style-name="T2">ну</text:span>. <text:span text:style-name="T6">interj, particle.</text:span> — now, right, well, come on.</text:p>
      <text:p text:style-name="P28"><text:span text:style-name="T42">#65</text:span> <text:span text:style-name="T2">под</text:span>. <text:span text:style-name="T6">prep.</text:span> — under, for, towards, to.</text:p>
      <text:p text:style-name="P28"><text:span text:style-name="T42">#66</text:span> <text:span text:style-name="T2">где</text:span>. <text:span text:style-name="T6">adv.</text:span> — where.</text:p>
      <text:p text:style-name="P28"><text:span text:style-name="T42">#67</text:span> <text:span text:style-name="T2">дело</text:span>. <text:span text:style-name="T6">n.</text:span> — business, affair, matter.</text:p>
      <text:p text:style-name="P28"><text:span text:style-name="T42">#68</text:span> <text:span text:style-name="T2">есть</text:span>. <text:span text:style-name="T6">vb.</text:span> — to eat, to be.</text:p>
      <text:p text:style-name="P28"><text:span text:style-name="T42">#69</text:span> <text:span text:style-name="T2">сам</text:span>. <text:span text:style-name="T6">pron.</text:span> — myself, yourself.</text:p>
      <text:p text:style-name="P28"><text:span text:style-name="T42">#70</text:span> <text:span text:style-name="T2">самый</text:span>. <text:span text:style-name="T6">pron.</text:span> — most, the very, the same.</text:p>
      <text:p text:style-name="P28"><text:span text:style-name="T42">#71</text:span> <text:span text:style-name="T2">чтобы</text:span>. <text:span text:style-name="T6">conj., particle.</text:span> — that, in order that.</text:p>
      <text:p text:style-name="P28"><text:span text:style-name="T42">#72</text:span> <text:span text:style-name="T2">два</text:span>. <text:span text:style-name="T6">cardinal number</text:span> — two.</text:p>
      <text:p text:style-name="P28"><text:span text:style-name="T42">#73</text:span> <text:span text:style-name="T2">там</text:span>. <text:span text:style-name="T6">adv.</text:span> — there, then.</text:p>
      <text:p text:style-name="P28"><text:span text:style-name="T42">#74</text:span> <text:span text:style-name="T2">чем</text:span>. <text:span text:style-name="T6">conj., particle.</text:span> — than; instead of.</text:p>
      <text:p text:style-name="P28"><text:span text:style-name="T42">#75</text:span> <text:span text:style-name="T2">глаз</text:span>. <text:span text:style-name="T6">n.</text:span> — eye; sight.</text:p>
      <text:p text:style-name="P28"><text:span text:style-name="T42">#76</text:span> <text:span text:style-name="T2">даже</text:span>. <text:span text:style-name="T6">particle.</text:span> — even.</text:p>
      <text:p text:style-name="P28"><text:span text:style-name="T42">#77</text:span> <text:span text:style-name="T2">первый</text:span>. <text:span text:style-name="T6">adj., number</text:span> — first, front, former.</text:p>
      <text:p text:style-name="P28"><text:span text:style-name="T42">#78</text:span> <text:span text:style-name="T2">день</text:span>. <text:span text:style-name="T6">n.</text:span> — day.</text:p>
      <text:p text:style-name="P28"><text:span text:style-name="T42">#79</text:span> <text:span text:style-name="T2">тут</text:span>. <text:span text:style-name="T6">adv.</text:span> — here, now, then.</text:p>
      <text:p text:style-name="P28"><text:span text:style-name="T42">#80</text:span> <text:span text:style-name="T2">во</text:span>. <text:span text:style-name="T6">prep., particle.</text:span> — in, at; super, exactly.</text:p>
      <text:p text:style-name="P28"><text:span text:style-name="T42">#81</text:span> <text:span text:style-name="T2">ничто</text:span>. <text:span text:style-name="T6">pron.</text:span> — nothing.</text:p>
      <text:p text:style-name="P28"><text:span text:style-name="T42">#82</text:span> <text:span text:style-name="T2">потом</text:span>. <text:span text:style-name="T6">adv.</text:span> — afterwards, then.</text:p>
      <text:p text:style-name="P28"><text:span text:style-name="T42">#83</text:span> <text:span text:style-name="T2">очень</text:span>. <text:span text:style-name="T6">adv.</text:span> — very.</text:p>
      <text:p text:style-name="P28"><text:span text:style-name="T42">#84</text:span> <text:span text:style-name="T2">со</text:span>. <text:span text:style-name="T6">prep.</text:span> — with.</text:p>
      <text:p text:style-name="P28"><text:span text:style-name="T42">#85</text:span> <text:span text:style-name="T2">хотеть</text:span>. <text:span text:style-name="T6">vb.</text:span> — to want, like.</text:p>
      <text:p text:style-name="P28"><text:span text:style-name="T42">#86</text:span> <text:span text:style-name="T2">ли</text:span>. <text:span text:style-name="T6">conj., particle.</text:span> — whether, if.</text:p>
      <text:p text:style-name="P28"><text:span text:style-name="T42">#87</text:span> <text:span text:style-name="T2">при</text:span>. <text:span text:style-name="T6">prep.</text:span> — attached to, in the presence of, by, about.</text:p>
      <text:p text:style-name="P28"><text:span text:style-name="T42">#88</text:span> <text:span text:style-name="T2">голова</text:span>. <text:span text:style-name="T6">n.</text:span> — head, mind, brains.</text:p>
      <text:p text:style-name="P28"><text:span text:style-name="T42">#89</text:span> <text:span text:style-name="T2">вот</text:span>. <text:span text:style-name="T6">particle.</text:span> — here, there, this is, that’s.</text:p>
      <text:p text:style-name="P28"><text:span text:style-name="T42">#90</text:span> <text:span text:style-name="T2">без</text:span>. <text:span text:style-name="T6">prep.</text:span> — without.</text:p>
      <text:p text:style-name="P28"><text:span text:style-name="T42">#91</text:span> <text:span text:style-name="T2">видеть</text:span>. <text:span text:style-name="T6">vb.</text:span> — to see.</text:p>
      <text:p text:style-name="P28"><text:span text:style-name="T42">#92</text:span> <text:span text:style-name="T2">идти</text:span>. <text:span text:style-name="T6">vb.</text:span> — to go, come.</text:p>
      <text:p text:style-name="P28"><text:span text:style-name="T42">#93</text:span> <text:span text:style-name="T2">теперь</text:span>. <text:span text:style-name="T6">adv.</text:span> — now, nowadays.</text:p>
      <text:p text:style-name="P28"><text:span text:style-name="T42">#94</text:span> <text:span text:style-name="T2">тоже</text:span>. <text:span text:style-name="T6">adv.</text:span> — also, as well, too.</text:p>
      <text:p text:style-name="P30"><text:span text:style-name="T42">#95</text:span> <text:span text:style-name="T2">стоять</text:span>. <text:span text:style-name="T6">vb.</text:span> — to stand, be, stand up.</text:p>
      <text:p text:style-name="P30"><text:span text:style-name="T42">#96</text:span> <text:span text:style-name="T2">друг</text:span>. <text:span text:style-name="T6">n.</text:span> — friend.</text:p>
      <text:p text:style-name="P30"><text:span text:style-name="T42">#97</text:span> <text:span text:style-name="T2">дом</text:span>. <text:span text:style-name="T6">n.</text:span> — house, home.</text:p>
      <text:p text:style-name="P30"><text:span text:style-name="T42">#98</text:span> <text:span text:style-name="T2">раз</text:span>. <text:span text:style-name="T6">n., adv.</text:span> — time, once, since.</text:p>
      <text:p text:style-name="P30"><text:span text:style-name="T42">#99</text:span> <text:span text:style-name="T2">можно</text:span>. <text:span text:style-name="T6">predicate</text:span> — one can.</text:p>
      <text:p text:style-name="P30"><text:span text:style-name="T42">#100</text:span> <text:span text:style-name="T2">после</text:span>. <text:span text:style-name="T6">prep.</text:span> — after, afterwards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a</text:p>
          </table:table-cell>
          <table:table-cell table:style-name="Table1.A1" office:value-type="string">
            <text:p text:style-name="P31">a</text:p>
          </table:table-cell>
          <table:table-cell table:style-name="Table1.A1" office:value-type="string">
            <text:p text:style-name="P9"><text:span text:style-name="T1">a</text:span> in car; <text:span text:style-name="T1">u</text:span> in cut</text:p>
          </table:table-cell>
        </table:table-row>
        <table:table-row>
          <table:table-cell table:style-name="Table1.A1" office:value-type="string">
            <text:p text:style-name="P17">б</text:p>
          </table:table-cell>
          <table:table-cell table:style-name="Table1.A1" office:value-type="string">
            <text:p text:style-name="P11">b</text:p>
          </table:table-cell>
          <table:table-cell table:style-name="Table1.A1" office:value-type="string">
            <text:p text:style-name="P9"><text:span text:style-name="T1">b</text:span> in bit</text:p>
          </table:table-cell>
        </table:table-row>
        <table:table-row>
          <table:table-cell table:style-name="Table1.A1" office:value-type="string">
            <text:p text:style-name="P17">в</text:p>
          </table:table-cell>
          <table:table-cell table:style-name="Table1.A1" office:value-type="string">
            <text:p text:style-name="P11">v</text:p>
          </table:table-cell>
          <table:table-cell table:style-name="Table1.A1" office:value-type="string">
            <text:p text:style-name="P9"><text:span text:style-name="T1">v</text:span> in vine</text:p>
          </table:table-cell>
        </table:table-row>
        <table:table-row>
          <table:table-cell table:style-name="Table1.A1" office:value-type="string">
            <text:p text:style-name="P17">г</text:p>
          </table:table-cell>
          <table:table-cell table:style-name="Table1.A1" office:value-type="string">
            <text:p text:style-name="P11">g</text:p>
          </table:table-cell>
          <table:table-cell table:style-name="Table1.A1" office:value-type="string">
            <text:p text:style-name="P9"><text:span text:style-name="T1">g</text:span> in go</text:p>
          </table:table-cell>
        </table:table-row>
        <table:table-row>
          <table:table-cell table:style-name="Table1.A1" office:value-type="string">
            <text:p text:style-name="P17">д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9"><text:span text:style-name="T1">d</text:span> in do</text:p>
          </table:table-cell>
        </table:table-row>
        <table:table-row>
          <table:table-cell table:style-name="Table1.A1" office:value-type="string">
            <text:p text:style-name="P17">e</text:p>
          </table:table-cell>
          <table:table-cell table:style-name="Table1.A1" office:value-type="string">
            <text:p text:style-name="P12"><text:span text:style-name="T26">ie, / </text:span><text:span text:style-name="T22">ʲ</text:span><text:span text:style-name="T20">e/</text:span></text:p>
          </table:table-cell>
          <table:table-cell table:style-name="Table1.A1" office:value-type="string">
            <text:p text:style-name="P9"><text:span text:style-name="T1">ye</text:span> in yet <text:span text:style-name="T20">or yes</text:span></text:p>
          </table:table-cell>
        </table:table-row>
        <table:table-row>
          <table:table-cell table:style-name="Table1.A1" office:value-type="string">
            <text:p text:style-name="P17">ё</text:p>
          </table:table-cell>
          <table:table-cell table:style-name="Table1.A1" office:value-type="string">
            <text:p text:style-name="P12"><text:span text:style-name="T20">io, / </text:span><text:span text:style-name="T22">ʲ</text:span><text:span text:style-name="T20">o/</text:span></text:p>
          </table:table-cell>
          <table:table-cell table:style-name="Table1.A1" office:value-type="string">
            <text:p text:style-name="P9"><text:span text:style-name="T1">yo</text:span> in your</text:p>
          </table:table-cell>
        </table:table-row>
        <table:table-row>
          <table:table-cell table:style-name="Table1.A1" office:value-type="string">
            <text:p text:style-name="P17">ж</text:p>
          </table:table-cell>
          <table:table-cell table:style-name="Table1.A1" office:value-type="string">
            <text:p text:style-name="P11"><text:span text:style-name="T20">[</text:span><text:span text:style-name="T24">ʐɛ</text:span><text:span text:style-name="T20">], </text:span><text:span text:style-name="T25">ʐ</text:span></text:p>
          </table:table-cell>
          <table:table-cell table:style-name="Table1.A1" office:value-type="string">
            <text:p text:style-name="P9"><text:span text:style-name="T1">s</text:span> in measure</text:p>
          </table:table-cell>
        </table:table-row>
        <table:table-row>
          <table:table-cell table:style-name="Table1.A1" office:value-type="string">
            <text:p text:style-name="P17">з</text:p>
          </table:table-cell>
          <table:table-cell table:style-name="Table1.A1" office:value-type="string">
            <text:p text:style-name="P11">[<text:span text:style-name="T21">zɛ</text:span>], z</text:p>
          </table:table-cell>
          <table:table-cell table:style-name="Table1.A1" office:value-type="string">
            <text:p text:style-name="P9"><text:span text:style-name="T1">z</text:span> in zoo</text:p>
          </table:table-cell>
        </table:table-row>
        <table:table-row>
          <table:table-cell table:style-name="Table1.A1" office:value-type="string">
            <text:p text:style-name="P17">и</text:p>
          </table:table-cell>
          <table:table-cell table:style-name="Table1.A1" office:value-type="string">
            <text:p text:style-name="P11"><text:span text:style-name="T20">i, </text:span>ee</text:p>
          </table:table-cell>
          <table:table-cell table:style-name="Table1.A1" office:value-type="string">
            <text:p text:style-name="P9"><text:span text:style-name="T3">i</text:span> in <text:span text:style-name="T27">police</text:span></text:p>
          </table:table-cell>
        </table:table-row>
        <table:table-row>
          <table:table-cell table:style-name="Table1.A1" office:value-type="string">
            <text:p text:style-name="P17">й</text:p>
          </table:table-cell>
          <table:table-cell table:style-name="Table1.A1" office:value-type="string">
            <text:p text:style-name="P11">/j/, y</text:p>
          </table:table-cell>
          <table:table-cell table:style-name="Table1.A1" office:value-type="string">
            <text:p text:style-name="P9"><text:span text:style-name="T1">y</text:span> in boy</text:p>
          </table:table-cell>
        </table:table-row>
        <table:table-row>
          <table:table-cell table:style-name="Table1.A1" office:value-type="string">
            <text:p text:style-name="P17">к</text:p>
          </table:table-cell>
          <table:table-cell table:style-name="Table1.A1" office:value-type="string">
            <text:p text:style-name="P11">k,/k<text:span text:style-name="T21">ʲ</text:span>/</text:p>
          </table:table-cell>
          <table:table-cell table:style-name="Table1.A1" office:value-type="string">
            <text:p text:style-name="P9"><text:span text:style-name="T1">k</text:span> in kiss</text:p>
          </table:table-cell>
        </table:table-row>
        <table:table-row>
          <table:table-cell table:style-name="Table1.A1" office:value-type="string">
            <text:p text:style-name="P17">л</text:p>
          </table:table-cell>
          <table:table-cell table:style-name="Table1.A1" office:value-type="string">
            <text:p text:style-name="P11">l</text:p>
          </table:table-cell>
          <table:table-cell table:style-name="Table1.A1" office:value-type="string">
            <text:p text:style-name="P9"><text:span text:style-name="T1">l</text:span> in lady</text:p>
          </table:table-cell>
        </table:table-row>
        <table:table-row>
          <table:table-cell table:style-name="Table1.A1" office:value-type="string">
            <text:p text:style-name="P17">м</text:p>
          </table:table-cell>
          <table:table-cell table:style-name="Table1.A1" office:value-type="string">
            <text:p text:style-name="P11">m</text:p>
          </table:table-cell>
          <table:table-cell table:style-name="Table1.A1" office:value-type="string">
            <text:p text:style-name="P9"><text:span text:style-name="T1">m</text:span> in mist</text:p>
          </table:table-cell>
        </table:table-row>
        <table:table-row>
          <table:table-cell table:style-name="Table1.A1" office:value-type="string">
            <text:p text:style-name="P17">н</text:p>
          </table:table-cell>
          <table:table-cell table:style-name="Table1.A1" office:value-type="string">
            <text:p text:style-name="P11">n</text:p>
          </table:table-cell>
          <table:table-cell table:style-name="Table1.A1" office:value-type="string">
            <text:p text:style-name="P9"><text:span text:style-name="T1">n</text:span> in not</text:p>
          </table:table-cell>
        </table:table-row>
        <table:table-row>
          <table:table-cell table:style-name="Table1.A1" office:value-type="string">
            <text:p text:style-name="P17">o</text:p>
          </table:table-cell>
          <table:table-cell table:style-name="Table1.A1" office:value-type="string">
            <text:p text:style-name="P11">o</text:p>
          </table:table-cell>
          <table:table-cell table:style-name="Table1.A1" office:value-type="string">
            <text:p text:style-name="P9"><text:span text:style-name="T1">o</text:span> in folk</text:p>
          </table:table-cell>
        </table:table-row>
        <table:table-row>
          <table:table-cell table:style-name="Table1.A1" office:value-type="string">
            <text:p text:style-name="P17">п</text:p>
          </table:table-cell>
          <table:table-cell table:style-name="Table1.A1" office:value-type="string">
            <text:p text:style-name="P11">p</text:p>
          </table:table-cell>
          <table:table-cell table:style-name="Table1.A1" office:value-type="string">
            <text:p text:style-name="P9"><text:span text:style-name="T1">p</text:span> in pipe</text:p>
          </table:table-cell>
        </table:table-row>
        <table:table-row>
          <table:table-cell table:style-name="Table1.A1" office:value-type="string">
            <text:p text:style-name="P17">р</text:p>
          </table:table-cell>
          <table:table-cell table:style-name="Table1.A1" office:value-type="string">
            <text:p text:style-name="P11">r</text:p>
          </table:table-cell>
          <table:table-cell table:style-name="Table1.A1" office:value-type="string">
            <text:p text:style-name="P9"><text:span text:style-name="T7">rolled</text:span> r <text:span text:style-name="T28">(~/rr/)</text:span></text:p>
          </table:table-cell>
        </table:table-row>
        <table:table-row>
          <table:table-cell table:style-name="Table1.A1" office:value-type="string">
            <text:p text:style-name="P17">с</text:p>
          </table:table-cell>
          <table:table-cell table:style-name="Table1.A1" office:value-type="string">
            <text:p text:style-name="P11">s</text:p>
          </table:table-cell>
          <table:table-cell table:style-name="Table1.A1" office:value-type="string">
            <text:p text:style-name="P9"><text:span text:style-name="T1">s</text:span> in soft</text:p>
          </table:table-cell>
        </table:table-row>
        <table:table-row>
          <table:table-cell table:style-name="Table1.A1" office:value-type="string">
            <text:p text:style-name="P17">т</text:p>
          </table:table-cell>
          <table:table-cell table:style-name="Table1.A1" office:value-type="string">
            <text:p text:style-name="P11">t</text:p>
          </table:table-cell>
          <table:table-cell table:style-name="Table1.A1" office:value-type="string">
            <text:p text:style-name="P9"><text:span text:style-name="T1">t</text:span> in tie</text:p>
          </table:table-cell>
        </table:table-row>
        <table:table-row>
          <table:table-cell table:style-name="Table1.A1" office:value-type="string">
            <text:p text:style-name="P17">y</text:p>
          </table:table-cell>
          <table:table-cell table:style-name="Table1.A1" office:value-type="string">
            <text:p text:style-name="P16">/u/</text:p>
          </table:table-cell>
          <table:table-cell table:style-name="Table1.A1" office:value-type="string">
            <text:p text:style-name="P9"><text:span text:style-name="T1">oo</text:span> in root</text:p>
          </table:table-cell>
        </table:table-row>
        <table:table-row>
          <table:table-cell table:style-name="Table1.A1" office:value-type="string">
            <text:p text:style-name="P17">ф</text:p>
          </table:table-cell>
          <table:table-cell table:style-name="Table1.A1" office:value-type="string">
            <text:p text:style-name="P11">f</text:p>
          </table:table-cell>
          <table:table-cell table:style-name="Table1.A1" office:value-type="string">
            <text:p text:style-name="P9"><text:span text:style-name="T1">f</text:span> in farm</text:p>
          </table:table-cell>
        </table:table-row>
        <table:table-row>
          <table:table-cell table:style-name="Table1.A1" office:value-type="string">
            <text:p text:style-name="P17">х</text:p>
          </table:table-cell>
          <table:table-cell table:style-name="Table1.A1" office:value-type="string">
            <text:p text:style-name="P11">kh, h, x</text:p>
          </table:table-cell>
          <table:table-cell table:style-name="Table1.A1" office:value-type="string">
            <text:p text:style-name="P9"><text:span text:style-name="T1">ch</text:span> in <text:span text:style-name="T19">lunch</text:span></text:p>
          </table:table-cell>
        </table:table-row>
        <table:table-row>
          <table:table-cell table:style-name="Table1.A1" office:value-type="string">
            <text:p text:style-name="P17">ц</text:p>
          </table:table-cell>
          <table:table-cell table:style-name="Table1.A1" office:value-type="string">
            <text:p text:style-name="P11">/<text:span text:style-name="T23">t͡s</text:span>/</text:p>
          </table:table-cell>
          <table:table-cell table:style-name="Table1.A1" office:value-type="string">
            <text:p text:style-name="P9"><text:span text:style-name="T1">ts</text:span> in lists</text:p>
          </table:table-cell>
        </table:table-row>
        <table:table-row>
          <table:table-cell table:style-name="Table1.A1" office:value-type="string">
            <text:p text:style-name="P17">ч</text:p>
          </table:table-cell>
          <table:table-cell table:style-name="Table1.A1" office:value-type="string">
            <text:p text:style-name="P11">/t<text:span text:style-name="T23">ɕ</text:span>/, ch</text:p>
          </table:table-cell>
          <table:table-cell table:style-name="Table1.A1" office:value-type="string">
            <text:p text:style-name="P9"><text:span text:style-name="T1">ch</text:span> in chapter</text:p>
          </table:table-cell>
        </table:table-row>
        <table:table-row>
          <table:table-cell table:style-name="Table1.A1" office:value-type="string">
            <text:p text:style-name="P17">ш</text:p>
          </table:table-cell>
          <table:table-cell table:style-name="Table1.A1" office:value-type="string">
            <text:p text:style-name="P11">/<text:span text:style-name="T23">ʂ</text:span>/, <text:span text:style-name="T32">~</text:span>ş</text:p>
          </table:table-cell>
          <table:table-cell table:style-name="Table1.A1" office:value-type="string">
            <text:p text:style-name="P18"><text:span text:style-name="T30">“v</text:span>oiceless retroflex fricative<text:span text:style-name="T30">”</text:span></text:p>
          </table:table-cell>
        </table:table-row>
        <table:table-row>
          <table:table-cell table:style-name="Table1.A1" office:value-type="string">
            <text:p text:style-name="P17">щ</text:p>
          </table:table-cell>
          <table:table-cell table:style-name="Table1.A1" office:value-type="string">
            <text:p text:style-name="P11">/<text:span text:style-name="T23">ɕ</text:span>/, <text:span text:style-name="T31">~</text:span>şş</text:p>
          </table:table-cell>
          <table:table-cell table:style-name="Table1.A1" office:value-type="string">
            <text:p text:style-name="P19"><text:span text:style-name="T30">“v</text:span>oiceless alveolo-palatal fricative<text:span text:style-name="T30">”</text:span></text:p>
          </table:table-cell>
        </table:table-row>
        <table:table-row>
          <table:table-cell table:style-name="Table1.A1" office:value-type="string">
            <text:p text:style-name="P17">ъ</text:p>
          </table:table-cell>
          <table:table-cell table:style-name="Table1.A1" office:value-type="string">
            <text:p text:style-name="P14">—</text:p>
          </table:table-cell>
          <table:table-cell table:style-name="Table1.A1" office:value-type="string">
            <text:p text:style-name="P10">is used to separate<text:line-break/>two parts of the word</text:p>
          </table:table-cell>
        </table:table-row>
        <table:table-row>
          <table:table-cell table:style-name="Table1.A1" office:value-type="string">
            <text:p text:style-name="P17">ы</text:p>
          </table:table-cell>
          <table:table-cell table:style-name="Table1.A1" office:value-type="string">
            <text:p text:style-name="P13">[<text:span text:style-name="T23">ɨ</text:span>], <text:span text:style-name="T29">î, â</text:span></text:p>
          </table:table-cell>
          <table:table-cell table:style-name="Table1.A1" office:value-type="string">
            <text:p text:style-name="P9"><text:span text:style-name="T1">i </text:span>in ill</text:p>
          </table:table-cell>
        </table:table-row>
        <table:table-row>
          <table:table-cell table:style-name="Table1.A1" office:value-type="string">
            <text:p text:style-name="P17">ь</text:p>
          </table:table-cell>
          <table:table-cell table:style-name="Table1.A1" office:value-type="string">
            <text:p text:style-name="P11">—</text:p>
          </table:table-cell>
          <table:table-cell table:style-name="Table1.A1" office:value-type="string">
            <text:p text:style-name="P10">is used to make the<text:line-break/>preceding consonant soft</text:p>
          </table:table-cell>
        </table:table-row>
        <table:table-row>
          <table:table-cell table:style-name="Table1.A1" office:value-type="string">
            <text:p text:style-name="P17">э</text:p>
          </table:table-cell>
          <table:table-cell table:style-name="Table1.A1" office:value-type="string">
            <text:p text:style-name="P11">e</text:p>
          </table:table-cell>
          <table:table-cell table:style-name="Table1.A1" office:value-type="string">
            <text:p text:style-name="P9"><text:span text:style-name="T1">e </text:span>in <text:span text:style-name="T33">m</text:span>et; <text:span text:style-name="T34">yet</text:span></text:p>
          </table:table-cell>
        </table:table-row>
        <table:table-row>
          <table:table-cell table:style-name="Table1.A1" office:value-type="string">
            <text:p text:style-name="P17">ю</text:p>
          </table:table-cell>
          <table:table-cell table:style-name="Table1.A1" office:value-type="string">
            <text:p text:style-name="P15">iu</text:p>
          </table:table-cell>
          <table:table-cell table:style-name="Table1.A1" office:value-type="string">
            <text:p text:style-name="P9"><text:span text:style-name="T1">u </text:span>in use</text:p>
          </table:table-cell>
        </table:table-row>
        <table:table-row>
          <table:table-cell table:style-name="Table1.A1" office:value-type="string">
            <text:p text:style-name="P17">я</text:p>
          </table:table-cell>
          <table:table-cell table:style-name="Table1.A1" office:value-type="string">
            <text:p text:style-name="P11">/ <text:span text:style-name="T21">ʲ</text:span>a/,ya</text:p>
          </table:table-cell>
          <table:table-cell table:style-name="Table1.A1" office:value-type="string">
            <text:p text:style-name="P9"><text:span text:style-name="T1">ya </text:span>in yard</text:p>
          </table:table-cell>
        </table:table-row>
      </table:table>
      <text:p text:style-name="P36"/>
      <text:p text:style-name="P35"><text:span text:style-name="T38">SUBJECT-VERB-OB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morant" svg:font-family="Cormorant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1" svg:font-family="Cormorant" style:font-pitch="variable"/>
    <style:font-face style:name="Cormorant Garamond SemiBold" svg:font-family="'Cormorant Garamond SemiBold'" style:font-pitch="variable"/>
    <style:font-face style:name="Cormorant Medium" svg:font-family="'Cormorant Medium'" style:font-pitch="variable"/>
    <style:font-face style:name="EB Garamond" svg:font-family="'EB Garamo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3in" fo:margin-left="0.3in" fo:margin-right="0.3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7:37:30.688750126</meta:creation-date>
    <dc:date>2020-01-14T17:58:02.266109878</dc:date>
    <meta:editing-duration>PT3H23M53S</meta:editing-duration>
    <meta:editing-cycles>70</meta:editing-cycles>
    <meta:generator>LibreOffice/6.0.7.3$Linux_X86_64 LibreOffice_project/00m0$Build-3</meta:generator>
    <meta:document-statistic meta:table-count="1" meta:image-count="0" meta:object-count="0" meta:page-count="1" meta:paragraph-count="200" meta:word-count="783" meta:character-count="3897" meta:non-whitespace-character-count="3211"/>
  </office:meta>
</office:document-meta>
</file>